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882111FD53F92BD3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1" fo:font-size="11pt" fo:letter-spacing="normal" fo:font-style="normal" style:text-underline-style="none" fo:font-weight="normal" style:font-name-asian="Open Sans1" style:font-size-asian="11pt" style:font-style-asian="normal" style:font-weight-asian="normal" style:font-name-complex="Open Sans1" style:font-size-complex="11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1" fo:font-size="12pt" fo:letter-spacing="normal" fo:font-style="normal" style:text-underline-style="none" fo:font-weight="normal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2" draw:layer="layout" svg:width="3.859cm" svg:height="7.158cm" svg:x="2.247cm" svg:y="1.992cm">
          <text:p text:style-name="P1"><text:span text:style-name="T1">Lack of Meaningful representative engagement </text:span></text:p>
          <text:p text:style-name="P1"><text:span text:style-name="T1"/></text:p>
          <text:p text:style-name="P1"><text:span text:style-name="T1">Uniformed voters </text:span></text:p>
          <text:p text:style-name="P1"><text:span text:style-name="T1"/></text:p>
          <text:p text:style-name="P1"><text:span text:style-name="T1">Lack of civic discourse across ideologies </text:span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2" draw:layer="layout" svg:width="3.859cm" svg:height="3.298cm" svg:x="6.201cm" svg:y="2.054cm">
          <text:p text:style-name="P1"><text:span text:style-name="T1">Digital democracy: Tool to discuss problems, engage representatives and inform future voting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" draw:text-style-name="P2" draw:layer="layout" svg:width="3.859cm" svg:height="3.049cm" svg:x="6.201cm" svg:y="6.101cm">
          <text:p text:style-name="P1"><text:span text:style-name="T2">Community Size </text:span></text:p>
          <text:p text:style-name="P1"><text:span text:style-name="T2"># of articles</text:span></text:p>
          <text:p text:style-name="P1"><text:span text:style-name="T2"># of user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" draw:text-style-name="P2" draw:layer="layout" svg:width="7.843cm" svg:height="3.298cm" svg:x="2.216cm" svg:y="9.899cm">
          <text:p text:style-name="P1"><text:span text:style-name="T2">Developers </text:span></text:p>
          <text:p text:style-name="P1"><text:span text:style-name="T2">Servers </text:span></text:p>
          <text:p text:style-name="P1"><text:span text:style-name="T2">users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2" draw:layer="layout" svg:width="11.267cm" svg:height="3.298cm" svg:x="10.216cm" svg:y="2.023cm">
          <text:p text:style-name="P1"><text:span text:style-name="T1">Share your opinions and meaningfully engage the democratic process one Civi at a time. </text:span></text:p>
          <text:p text:style-name="P1"><text:span text:style-name="T1">CiviWiki makes it possible to be an engaged citizen from the comfort of your home computer.</text:span></text:p>
          <text:p text:style-name="P1"><text:span text:style-name="T1">CiviWIki makes it possible to organize membership around an issue and learn about your member’s </text:span><text:span text:style-name="T2">interests <text:s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2" draw:layer="layout" svg:width="6.878cm" svg:height="2.489cm" svg:x="10.216cm" svg:y="6.661cm">
          <text:p text:style-name="P1"><text:span text:style-name="T2">Advocacy Organizations </text:span></text:p>
          <text:p text:style-name="P1"><text:span text:style-name="T2">Political Junkies </text:span></text:p>
          <text:p text:style-name="P1"><text:span text:style-name="T2">Issue Vot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" draw:text-style-name="P2" draw:layer="layout" svg:width="4.419cm" svg:height="3.049cm" svg:x="17.064cm" svg:y="6.225cm">
          <text:p text:style-name="P1"><text:span text:style-name="T1">Donated Google Ads</text:span></text:p>
          <text:p text:style-name="P1"><text:span text:style-name="T1">Social media </text:span></text:p>
          <text:p text:style-name="P1"><text:span text:style-name="T1">Advocacy organization Outreach 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" draw:text-style-name="P2" draw:layer="layout" svg:width="6.878cm" svg:height="2.738cm" svg:x="10.216cm" svg:y="10.459cm">
          <text:p text:style-name="P1"><text:span text:style-name="T2">Software Developers </text:span></text:p>
          <text:p text:style-name="P1"><text:span text:style-name="T2">Political Content Creators </text:span></text:p>
          <text:p text:style-name="P1"><text:span text:style-name="T2">Volunteer Testers 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4.482cm" svg:height="2.489cm" svg:x="17.002cm" svg:y="10.552cm">
          <text:p text:style-name="P1"><text:span text:style-name="T1">Social Media </text:span></text:p>
          <text:p text:style-name="P1"><text:span text:style-name="T1">Open Source Forums</text:span></text:p>
          <text:p text:style-name="P1"><text:span text:style-name="T1">Word of Mo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1" draw:text-style-name="P2" draw:layer="layout" svg:width="8.186cm" svg:height="0.746cm" svg:x="13.298cm" svg:y="0cm">
          <text:p text:style-name="P1"><text:span text:style-name="T3">CiviWi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480000002882111FD53F92BD38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"/>
    <meta:generator>LibreOfficeDev/5.1.0.3$Linux_X86_64 LibreOffice_project/</meta:generator>
  </office:meta>
</office:document-meta>
</file>